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0f12d8"/>
    </style:style>
    <style:style style:name="T2" style:family="text">
      <style:text-properties officeooo:rsid="00102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2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1T21:07:55.339002196</dc:date>
    <meta:editing-duration>PT10M2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5" meta:character-count="373" meta:non-whitespace-character-count="345"/>
  </office:meta>
</office:document-meta>
</file>